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8e2f" officeooo:paragraph-rsid="00058e2f"/>
    </style:style>
    <style:style style:name="P2" style:family="paragraph" style:parent-style-name="Standard" style:list-style-name="L1">
      <style:text-properties officeooo:rsid="00058e2f" officeooo:paragraph-rsid="00058e2f"/>
    </style:style>
    <style:style style:name="P3" style:family="paragraph" style:parent-style-name="Standard" style:list-style-name="L3">
      <style:text-properties officeooo:rsid="00058e2f" officeooo:paragraph-rsid="00058e2f"/>
    </style:style>
    <style:style style:name="P4" style:family="paragraph" style:parent-style-name="Standard" style:list-style-name="L4">
      <style:text-properties officeooo:rsid="00058e2f" officeooo:paragraph-rsid="00058e2f"/>
    </style:style>
    <style:style style:name="P5" style:family="paragraph" style:parent-style-name="Standard" style:list-style-name="L5">
      <style:text-properties officeooo:rsid="00058e2f" officeooo:paragraph-rsid="00058e2f"/>
    </style:style>
    <style:style style:name="P6" style:family="paragraph" style:parent-style-name="Standard" style:list-style-name="L6">
      <style:text-properties officeooo:rsid="00058e2f" officeooo:paragraph-rsid="00058e2f"/>
    </style:style>
    <style:style style:name="P7" style:family="paragraph" style:parent-style-name="Standard" style:list-style-name="L7">
      <style:text-properties officeooo:rsid="00058e2f" officeooo:paragraph-rsid="00058e2f"/>
    </style:style>
    <style:style style:name="P8" style:family="paragraph" style:parent-style-name="Standard" style:list-style-name="L8">
      <style:text-properties officeooo:rsid="00058e2f" officeooo:paragraph-rsid="00058e2f"/>
    </style:style>
    <style:style style:name="P9" style:family="paragraph" style:parent-style-name="Standard" style:list-style-name="L9">
      <style:text-properties officeooo:rsid="00058e2f" officeooo:paragraph-rsid="00058e2f"/>
    </style:style>
    <style:style style:name="P10" style:family="paragraph" style:parent-style-name="Standard" style:list-style-name="L10">
      <style:text-properties officeooo:rsid="00058e2f" officeooo:paragraph-rsid="00058e2f"/>
    </style:style>
    <style:style style:name="P11" style:family="paragraph" style:parent-style-name="Standard" style:list-style-name="L11">
      <style:text-properties officeooo:rsid="00058e2f" officeooo:paragraph-rsid="00058e2f"/>
    </style:style>
    <style:style style:name="P12" style:family="paragraph" style:parent-style-name="Standard" style:list-style-name="L12">
      <style:text-properties officeooo:rsid="00058e2f" officeooo:paragraph-rsid="00058e2f"/>
    </style:style>
    <style:style style:name="P13" style:family="paragraph" style:parent-style-name="Standard" style:list-style-name="L13">
      <style:text-properties officeooo:rsid="00058e2f" officeooo:paragraph-rsid="00058e2f"/>
    </style:style>
    <style:style style:name="P14" style:family="paragraph" style:parent-style-name="Standard">
      <style:text-properties officeooo:rsid="0005e075" officeooo:paragraph-rsid="0005e0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ork History Timeline</text:h>
      <text:p text:style-name="P1"/>
      <text:p text:style-name="P1">BC Web/BC Designworks</text:p>
      <text:list xml:id="list158195626" text:style-name="L1">
        <text:list-item>
          <text:p text:style-name="P2">Show samples of print and web design projects (archive.org)</text:p>
        </text:list-item>
        <text:list-item>
          <text:p text:style-name="P2">HTML Early days</text:p>
        </text:list-item>
      </text:list>
      <text:p text:style-name="P1"/>
      <text:p text:style-name="P1">Best Buy </text:p>
      <text:list xml:id="list4281358157" text:style-name="L3">
        <text:list-item>
          <text:p text:style-name="P3">Work samples</text:p>
        </text:list-item>
        <text:list-item>
          <text:p text:style-name="P3">Starting to learn flash / coding</text:p>
        </text:list-item>
      </text:list>
      <text:p text:style-name="P1"/>
      <text:p text:style-name="P1">Rawkins Games</text:p>
      <text:list xml:id="list1047010719" text:style-name="L4">
        <text:list-item>
          <text:p text:style-name="P4">Starts here</text:p>
        </text:list-item>
      </text:list>
      <text:p text:style-name="P1"/>
      <text:p text:style-name="P1">Netfirms</text:p>
      <text:list xml:id="list4126507227" text:style-name="L5">
        <text:list-item>
          <text:p text:style-name="P5">Show work samples</text:p>
        </text:list-item>
        <text:list-item>
          <text:p text:style-name="P5">Agency style environment, high pressure</text:p>
        </text:list-item>
      </text:list>
      <text:p text:style-name="P1"/>
      <text:p text:style-name="P1">Rawkins Games</text:p>
      <text:list xml:id="list1040512203" text:style-name="L6">
        <text:list-item>
          <text:p text:style-name="P6">Dolphin Olympics</text:p>
        </text:list-item>
      </text:list>
      <text:p text:style-name="P1"/>
      <text:p text:style-name="P1">University of Guelph</text:p>
      <text:list xml:id="list3073233395" text:style-name="L7">
        <text:list-item>
          <text:p text:style-name="P7">Task based, show homepage or other designs, walking tour, member directory</text:p>
        </text:list-item>
        <text:list-item>
          <text:p text:style-name="P7">Moving to web standards and accessibility</text:p>
        </text:list-item>
        <text:list-item>
          <text:p text:style-name="P7">Use archive.org</text:p>
        </text:list-item>
      </text:list>
      <text:p text:style-name="P1"/>
      <text:p text:style-name="P1">Rawkins Games</text:p>
      <text:list xml:id="list707484932" text:style-name="L8">
        <text:list-item>
          <text:p text:style-name="P8">Dolphin Olympics 2</text:p>
        </text:list-item>
        <text:list-item>
          <text:p text:style-name="P8">TO Jam</text:p>
        </text:list-item>
      </text:list>
      <text:p text:style-name="P1"/>
      <text:p text:style-name="P1">Spark Design Co.</text:p>
      <text:list xml:id="list2696134656" text:style-name="L9">
        <text:list-item>
          <text:p text:style-name="P9">Coding focus, building back end and CSS</text:p>
        </text:list-item>
        <text:list-item>
          <text:p text:style-name="P9">Responsive designs becoming a thing</text:p>
        </text:list-item>
        <text:list-item>
          <text:p text:style-name="P9">BC Invasives App</text:p>
        </text:list-item>
        <text:list-item>
          <text:p text:style-name="P9">E-Commerce plugins</text:p>
        </text:list-item>
      </text:list>
      <text:p text:style-name="P1"/>
      <text:p text:style-name="P1">Rawkins Games</text:p>
      <text:list xml:id="list4289405531" text:style-name="L10">
        <text:list-item>
          <text:p text:style-name="P10">Game Jams, rocket assault, tugboat captain</text:p>
        </text:list-item>
        <text:list-item>
          <text:p text:style-name="P10">Dolphin Up</text:p>
        </text:list-item>
      </text:list>
      <text:p text:style-name="P1"/>
      <text:p text:style-name="P1">More Spark </text:p>
      <text:list xml:id="list1276032935" text:style-name="L11">
        <text:list-item>
          <text:p text:style-name="P11">Integrating new tools/processes, version control, SASS, NPM, etc., modern Javascript</text:p>
        </text:list-item>
      </text:list>
      <text:p text:style-name="P1"/>
      <text:p text:style-name="P1">StreamVU </text:p>
      <text:list xml:id="list2667260407" text:style-name="L12">
        <text:list-item>
          <text:p text:style-name="P12">React app development</text:p>
        </text:list-item>
      </text:list>
      <text:p text:style-name="P1"/>
      <text:p text:style-name="P1">Rawkins Games</text:p>
      <text:list xml:id="list749821054" text:style-name="L13">
        <text:list-item>
          <text:p text:style-name="P13">Dolphin Up Wii U, Steam versions</text:p>
        </text:list-item>
      </text:list>
      <text:p text:style-name="P14"><text:soft-page-break/>Stay at home dad</text:p>
      <text:p text:style-name="P1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0:01:00.049000000</meta:creation-date>
    <dc:date>2022-02-03T10:11:56.711000000</dc:date>
    <meta:editing-duration>PT46S</meta:editing-duration>
    <meta:editing-cycles>1</meta:editing-cycles>
    <meta:document-statistic meta:table-count="0" meta:image-count="0" meta:object-count="0" meta:page-count="2" meta:paragraph-count="36" meta:word-count="154" meta:character-count="870" meta:non-whitespace-character-count="771"/>
    <meta:generator>LibreOffice/7.0.6.2$Windows_X86_64 LibreOffice_project/144abb84a525d8e30c9dbbefa69cbbf2d8d4ae3b</meta:generator>
  </office:meta>
</office:document-meta>
</file>